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06d" officeooo:paragraph-rsid="0004106d"/>
    </style:style>
    <style:style style:name="P2" style:family="paragraph" style:parent-style-name="Standard">
      <style:text-properties officeooo:rsid="00047a6c" officeooo:paragraph-rsid="00047a6c"/>
    </style:style>
    <style:style style:name="P3" style:family="paragraph" style:parent-style-name="Standard">
      <style:paragraph-properties fo:text-align="center" style:justify-single-word="false"/>
      <style:text-properties officeooo:rsid="00051201" officeooo:paragraph-rsid="00051201"/>
    </style:style>
    <style:style style:name="T1" style:family="text">
      <style:text-properties officeooo:rsid="0004106d"/>
    </style:style>
    <style:style style:name="T2" style:family="text">
      <style:text-properties officeooo:rsid="00047a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uching Base</text:p>
      <text:p text:style-name="P3"/>
      <text:p text:style-name="P3">by Kyle Eggleston</text:p>
      <text:p text:style-name="Standard"/>
      <text:p text:style-name="Standard">“<text:span text:style-name="T1">Hello?” Joe answered his phone.</text:span></text:p>
      <text:p text:style-name="Standard"/>
      <text:p text:style-name="Standard">“<text:span text:style-name="T1">Hi baby.”</text:span></text:p>
      <text:p text:style-name="Standard"/>
      <text:p text:style-name="Standard">“<text:span text:style-name="T1">Sam!” Joe said “I've been worried sick, where have you been?” Standing up, he hit his head on a counter.</text:span></text:p>
      <text:p text:style-name="Standard"/>
      <text:p text:style-name="Standard">“<text:span text:style-name="T1">Oh don't you worry about me hon, I've been out.” She said. “I'll come home soon. Kiss Kiss.” The line went dead.</text:span></text:p>
      <text:p text:style-name="Standard"/>
      <text:p text:style-name="P1">Joe looked at the phone <text:span text:style-name="T2">in his hands. Did his wife just blow him off? Where was she? Joe began to pace around the house back and forth. His wife was out there and she didn't want him to know where.</text:span></text:p>
      <text:p text:style-name="P1"/>
      <text:p text:style-name="P2">Sitting down, he rubbed his head, the counter had hu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14:28:34.550000000</meta:creation-date>
    <dc:date>2014-04-18T14:45:36.722000000</dc:date>
    <meta:editing-duration>PT1M41S</meta:editing-duration>
    <meta:editing-cycles>2</meta:editing-cycles>
    <meta:generator>LibreOffice/4.1.5.3$Windows_x86 LibreOffice_project/1c1366bba2ba2b554cd2ca4d87c06da81c05d24</meta:generator>
    <meta:document-statistic meta:table-count="0" meta:image-count="0" meta:object-count="0" meta:page-count="1" meta:paragraph-count="8" meta:word-count="105" meta:character-count="542" meta:non-whitespace-character-count="445"/>
  </office:meta>
</office:document-meta>
</file>